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7cm" svg:height="1.697cm" draw:transform="rotate (0.785398163397448) translate (-0.4cm 0.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383.038869257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0.599cm" svg:height="1.299cm" svg:x="0.2cm" svg:y="0.15cm" svg:viewBox="0 0 600 1300" draw:points="0,400 0,900 300,900 600,1300 600,0 300,4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4:08.253610101</dc:date>
    <meta:editing-duration>PT10H40M11S</meta:editing-duration>
    <meta:editing-cycles>33</meta:editing-cycles>
    <meta:generator>LibreOffice/5.1.6.2$Linux_X86_64 LibreOffice_project/10m0$Build-2</meta:generator>
    <meta:document-statistic meta:object-count="2"/>
  </office:meta>
</office:document-meta>
</file>